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9.012cm" svg:x="12.437cm" svg:y="2.785cm">
            <draw:object draw:notify-on-update-of-ranges="Sheet1.C17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ength (m)</text:p>
          </table:table-cell>
          <table:table-cell office:value-type="string" calcext:value-type="string">
            <text:p>Time (10) (s)</text:p>
          </table:table-cell>
          <table:table-cell office:value-type="string" calcext:value-type="string">
            <text:p>period (s)</text:p>
          </table:table-cell>
          <table:table-cell office:value-type="string" calcext:value-type="string">
            <text:p>Equation (s)</text:p>
          </table:table-cell>
          <table:table-cell office:value-type="string" calcext:value-type="string">
            <text:p>Error (s)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.68" calcext:value-type="float">
            <text:p>15.68</text:p>
          </table:table-cell>
          <table:table-cell table:formula="of:=[.B2]/10" office:value-type="float" office:value="1.568" calcext:value-type="float">
            <text:p>1.568</text:p>
          </table:table-cell>
          <table:table-cell table:formula="of:=2*PI()*SQRT([.A2]/9.8)" office:value-type="float" office:value="1.67925190836271" calcext:value-type="float">
            <text:p>1.67925190836271</text:p>
          </table:table-cell>
          <table:table-cell table:formula="of:=[.C2]-[.D2]" office:value-type="float" office:value="-0.111251908362714" calcext:value-type="float">
            <text:p>-0.11125190836271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5" calcext:value-type="float">
            <text:p>15</text:p>
          </table:table-cell>
          <table:table-cell table:formula="of:=[.B3]/10" office:value-type="float" office:value="1.5" calcext:value-type="float">
            <text:p>1.5</text:p>
          </table:table-cell>
          <table:table-cell table:formula="of:=2*PI()*SQRT([.A3]/9.8)" office:value-type="float" office:value="1.48171637906768" calcext:value-type="float">
            <text:p>1.48171637906768</text:p>
          </table:table-cell>
          <table:table-cell table:formula="of:=[.C3]-[.D3]" office:value-type="float" office:value="0.0182836209323227" calcext:value-type="float">
            <text:p>0.018283620932323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2.34" calcext:value-type="float">
            <text:p>12.34</text:p>
          </table:table-cell>
          <table:table-cell table:formula="of:=[.B4]/10" office:value-type="float" office:value="1.234" calcext:value-type="float">
            <text:p>1.234</text:p>
          </table:table-cell>
          <table:table-cell table:formula="of:=2*PI()*SQRT([.A4]/9.8)" office:value-type="float" office:value="1.33889597506102" calcext:value-type="float">
            <text:p>1.33889597506102</text:p>
          </table:table-cell>
          <table:table-cell table:formula="of:=[.C4]-[.D4]" office:value-type="float" office:value="-0.104895975061019" calcext:value-type="float">
            <text:p>-0.10489597506101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.49" calcext:value-type="float">
            <text:p>10.49</text:p>
          </table:table-cell>
          <table:table-cell table:formula="of:=[.B5]/10" office:value-type="float" office:value="1.049" calcext:value-type="float">
            <text:p>1.049</text:p>
          </table:table-cell>
          <table:table-cell table:formula="of:=2*PI()*SQRT([.A5]/9.8)" office:value-type="float" office:value="1.15298538007962" calcext:value-type="float">
            <text:p>1.15298538007962</text:p>
          </table:table-cell>
          <table:table-cell table:formula="of:=[.C5]-[.D5]" office:value-type="float" office:value="-0.103985380079618" calcext:value-type="float">
            <text:p>-0.10398538007961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.1" calcext:value-type="float">
            <text:p>9.1</text:p>
          </table:table-cell>
          <table:table-cell table:formula="of:=[.B6]/10" office:value-type="float" office:value="0.91" calcext:value-type="float">
            <text:p>0.91</text:p>
          </table:table-cell>
          <table:table-cell table:formula="of:=2*PI()*SQRT([.A6]/9.8)" office:value-type="float" office:value="0.983269235922081" calcext:value-type="float">
            <text:p>0.983269235922081</text:p>
          </table:table-cell>
          <table:table-cell table:formula="of:=[.C6]-[.D6]" office:value-type="float" office:value="-0.0732692359220817" calcext:value-type="float">
            <text:p>-0.073269235922082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8.62" calcext:value-type="float">
            <text:p>8.62</text:p>
          </table:table-cell>
          <table:table-cell table:formula="of:=[.B7]/10" office:value-type="float" office:value="0.862" calcext:value-type="float">
            <text:p>0.862</text:p>
          </table:table-cell>
          <table:table-cell table:formula="of:=2*PI()*SQRT([.A7]/9.8)" office:value-type="float" office:value="0.930649311674428" calcext:value-type="float">
            <text:p>0.930649311674428</text:p>
          </table:table-cell>
          <table:table-cell table:formula="of:=[.C7]-[.D7]" office:value-type="float" office:value="-0.068649311674428" calcext:value-type="float">
            <text:p>-0.0686493116744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.32" calcext:value-type="float">
            <text:p>7.32</text:p>
          </table:table-cell>
          <table:table-cell table:formula="of:=[.B8]/10" office:value-type="float" office:value="0.732" calcext:value-type="float">
            <text:p>0.732</text:p>
          </table:table-cell>
          <table:table-cell table:formula="of:=2*PI()*SQRT([.A8]/9.8)" office:value-type="float" office:value="0.777342584671808" calcext:value-type="float">
            <text:p>0.777342584671808</text:p>
          </table:table-cell>
          <table:table-cell table:formula="of:=[.C8]-[.D8]" office:value-type="float" office:value="-0.0453425846718075" calcext:value-type="float">
            <text:p>-0.0453425846718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AVERAGE([.E2:.E8])" office:value-type="float" office:value="-0.0698729678341923" calcext:value-type="float">
            <text:p>-0.069872967834192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Length (m)</text:p>
          </table:table-cell>
          <table:table-cell office:value-type="string" calcext:value-type="string">
            <text:p>Error (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[.A17]-[.B17]" office:value-type="float" office:value="-0.7" calcext:value-type="float">
            <text:p>-0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45" calcext:value-type="float">
            <text:p>0.545</text:p>
          </table:table-cell>
          <table:table-cell table:formula="of:=[.A18]-[.B18]" office:value-type="float" office:value="-0.545" calcext:value-type="float">
            <text:p>-0.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45" calcext:value-type="float">
            <text:p>0.445</text:p>
          </table:table-cell>
          <table:table-cell table:formula="of:=[.A19]-[.B19]" office:value-type="float" office:value="-0.445" calcext:value-type="float">
            <text:p>-0.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table:formula="of:=[.A20]-[.B20]" office:value-type="float" office:value="-0.33" calcext:value-type="float">
            <text:p>-0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formula="of:=[.A21]-[.B21]"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table:formula="of:=[.A22]-[.B22]" office:value-type="float" office:value="-0.215" calcext:value-type="float">
            <text:p>-0.2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[.A23]-[.B23]" office:value-type="float" office:value="-0.15" calcext:value-type="float">
            <text:p>-0.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GB" style:letter-kerning="true" style:font-name-asian="Arial1" style:font-size-asian="12pt" style:language-asian="zh" style:country-asian="CN" style:font-name-complex="Arial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4T14:55:47.794175691</meta:creation-date>
    <dc:date>2020-09-14T16:02:59.551589635</dc:date>
    <meta:editing-duration>PT46M49S</meta:editing-duration>
    <meta:editing-cycles>3</meta:editing-cycles>
    <meta:generator>LibreOffice/7.0.1.2$Linux_X86_64 LibreOffice_project/00$Build-2</meta:generator>
    <meta:document-statistic meta:table-count="1" meta:cell-count="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scatter" chart:style-name="ch1">
        <chart:legend chart:legend-position="end" svg:x="14.557cm" svg:y="4.207cm" style:legend-expansion="high" chart:style-name="ch2"/>
        <chart:plot-area chart:style-name="ch3" table:cell-range-address="Sheet1.C17:Sheet1.C23" chart:data-source-has-labels="row" svg:x="0.301cm" svg:y="0.048cm" svg:width="13.327cm" svg:height="8.651cm">
          <chart:coordinate-region svg:x="1.134cm" svg:y="0.247cm" svg:width="12.4cm" svg:height="8.2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7:Sheet1.C23" loext:label-string="error" chart:class="chart:scatte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">
                <text:p>-0.7</text:p>
                <draw:g>
                  <svg:desc>Sheet1.C17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45">
                <text:p>-0.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45">
                <text:p>-0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15">
                <text:p>-0.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5">
                <text:p>-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